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SỐ HỢP ĐỒNG</text:p>
          </table:table-cell>
          <table:covered-table-cell table:number-columns-repeated="19" table:style-name="ce7"/>
          <table:table-cell table:number-columns-repeated="1003"/>
        </table:table-row>
        <table:table-row table:style-name="ro4">
          <table:table-cell/>
          <table:table-cell table:style-name="ce4" office:value-type="string" table:number-columns-spanned="20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19" table:style-name="ce7"/>
          <table:table-cell table:number-columns-repeated="1003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line['loai_doituong']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4T10:54:43</dc:date>
    <dc:creator>phung11764 </dc:creator>
    <meta:editing-duration>PT6H18M50S</meta:editing-duration>
    <meta:editing-cycles>12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4" meta:object-count="0"/>
  </office:meta>
</office:document-meta>
</file>